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4.455cm" fo:margin-left="0.582cm" fo:margin-right="0.556cm" table:align="margins"/>
    </style:style>
    <style:style style:name="表格1.A" style:family="table-column">
      <style:table-column-properties style:column-width="0.485cm" style:rel-column-width="1298*"/>
    </style:style>
    <style:style style:name="表格1.B" style:family="table-column">
      <style:table-column-properties style:column-width="23.969cm" style:rel-column-width="64237*"/>
    </style:style>
    <style:style style:name="表格1.A1" style:family="table-cell">
      <style:table-cell-properties fo:padding="0.097cm" fo:border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ffffff" fo:border-right="none" fo:border-top="none" fo:border-bottom="0.002cm solid #ffffff"/>
    </style:style>
    <style:style style:name="表格1.B2" style:family="table-cell">
      <style:table-cell-properties style:vertical-align="middle" fo:padding="0.097cm" fo:border-left="0.002cm solid #ffffff" fo:border-right="0.002cm solid #ffffff" fo:border-top="none" fo:border-bottom="0.002cm solid #ffffff"/>
    </style:style>
    <style:style style:name="表格3" style:family="table">
      <style:table-properties style:width="23.982cm" fo:margin-left="1.164cm" fo:margin-right="0.446cm" table:align="margins"/>
    </style:style>
    <style:style style:name="表格3.A" style:family="table-column">
      <style:table-column-properties style:column-width="5.239cm" style:rel-column-width="14317*"/>
    </style:style>
    <style:style style:name="表格3.B" style:family="table-column">
      <style:table-column-properties style:column-width="6.389cm" style:rel-column-width="17460*"/>
    </style:style>
    <style:style style:name="表格3.C" style:family="table-column">
      <style:table-column-properties style:column-width="6.41cm" style:rel-column-width="17518*"/>
    </style:style>
    <style:style style:name="表格3.D" style:family="table-column">
      <style:table-column-properties style:column-width="5.943cm" style:rel-column-width="16240*"/>
    </style:style>
    <style:style style:name="表格3.A1" style:family="table-cell">
      <style:table-cell-properties fo:padding="0.097cm" fo:border-left="0.002cm solid #ffffff" fo:border-right="none" fo:border-top="0.002cm solid #ffffff" fo:border-bottom="0.002cm solid #ffffff"/>
    </style:style>
    <style:style style:name="表格3.D1" style:family="table-cell">
      <style:table-cell-properties fo:padding="0.097cm" fo:border="0.002cm solid #ffffff"/>
    </style:style>
    <style:style style:name="表格3.A2" style:family="table-cell">
      <style:table-cell-properties fo:padding="0.097cm" fo:border-left="0.002cm solid #ffffff" fo:border-right="none" fo:border-top="none" fo:border-bottom="0.002cm solid #ffffff"/>
    </style:style>
    <style:style style:name="表格3.D2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2" style:family="table">
      <style:table-properties style:width="25.423cm" table:align="right"/>
    </style:style>
    <style:style style:name="表格2.A" style:family="table-column">
      <style:table-column-properties style:column-width="2.265cm"/>
    </style:style>
    <style:style style:name="表格2.B" style:family="table-column">
      <style:table-column-properties style:column-width="1.693cm"/>
    </style:style>
    <style:style style:name="表格2.C" style:family="table-column">
      <style:table-column-properties style:column-width="1.461cm"/>
    </style:style>
    <style:style style:name="表格2.D" style:family="table-column">
      <style:table-column-properties style:column-width="1.799cm"/>
    </style:style>
    <style:style style:name="表格2.E" style:family="table-column">
      <style:table-column-properties style:column-width="1.143cm"/>
    </style:style>
    <style:style style:name="表格2.F" style:family="table-column">
      <style:table-column-properties style:column-width="1.757cm"/>
    </style:style>
    <style:style style:name="表格2.G" style:family="table-column">
      <style:table-column-properties style:column-width="1.207cm"/>
    </style:style>
    <style:style style:name="表格2.H" style:family="table-column">
      <style:table-column-properties style:column-width="0.699cm"/>
    </style:style>
    <style:style style:name="表格2.I" style:family="table-column">
      <style:table-column-properties style:column-width="1.588cm"/>
    </style:style>
    <style:style style:name="表格2.J" style:family="table-column">
      <style:table-column-properties style:column-width="1.101cm"/>
    </style:style>
    <style:style style:name="表格2.L" style:family="table-column">
      <style:table-column-properties style:column-width="1.503cm"/>
    </style:style>
    <style:style style:name="表格2.M" style:family="table-column">
      <style:table-column-properties style:column-width="1.312cm"/>
    </style:style>
    <style:style style:name="表格2.N" style:family="table-column">
      <style:table-column-properties style:column-width="2.773cm"/>
    </style:style>
    <style:style style:name="表格2.O" style:family="table-column">
      <style:table-column-properties style:column-width="1.249cm"/>
    </style:style>
    <style:style style:name="表格2.P" style:family="table-column">
      <style:table-column-properties style:column-width="1.058cm"/>
    </style:style>
    <style:style style:name="表格2.R" style:family="table-column">
      <style:table-column-properties style:column-width="1.06cm"/>
    </style:style>
    <style:style style:name="表格2.1" style:family="table-row">
      <style:table-row-properties style:min-row-height="0.7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R1" style:family="table-cell">
      <style:table-cell-properties fo:padding="0.097cm" fo:border="0.002cm solid #000000"/>
    </style:style>
    <style:style style:name="表格2.2" style:family="table-row">
      <style:table-row-properties style:row-height="1cm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R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Standard" style:master-page-name="Landscape">
      <style:paragraph-properties fo:text-align="start" style:justify-single-word="false" style:page-number="auto"/>
    </style:style>
    <style:style style:name="T1" style:family="text">
      <style:text-properties fo:font-size="15pt" fo:font-weight="bold" style:font-size-asian="15pt" style:language-asian="zh" style:country-asian="CN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6">[[repeatIn(objects,'o')]]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P6"><text:s/></text:p>
          </table:table-cell>
          <table:table-cell table:style-name="表格1.B2" office:value-type="string">
            <text:p text:style-name="P3"><text:s text:c="42"/><text:span text:style-name="T3">深圳市牧泰莱电路技术有限公司</text:span></text:p>
            <text:p text:style-name="P5"><text:s text:c="33"/>SHENZHEN MULTILAYER PCB TECHNOLOGY CO.,LTD</text:p>
            <text:p text:style-name="P9"><text:s text:c="32"/>[[o.create_date.split('-')[1] ]]<text:span text:style-name="T2">月份</text:span><text:span text:style-name="T1">对账单 <text:s text:c="30"/></text:span></text:p>
            <text:p text:style-name="P10">对账单号：[[o.name]]</text:p>
            <text:p text:style-name="P10">对账日期：[[o.create_date]] <text:s text:c="110"/></text:p>
            <text:p text:style-name="P7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8">买 <text:s/>方：[[o.partner_id.name]] <text:s text:c="6"/></text:p>
          </table:table-cell>
          <table:table-cell table:style-name="表格3.A1" office:value-type="string">
            <text:p text:style-name="P8"/>
          </table:table-cell>
          <table:table-cell table:style-name="表格3.A1" office:value-type="string">
            <text:p text:style-name="P8">卖 <text:s/>方：</text:p>
          </table:table-cell>
          <table:table-cell table:style-name="表格3.D1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8">地 <text:s/>址：[[o.partner_id.address.street[0] ]] </text:p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>地 <text:s/>址：</text:p>
          </table:table-cell>
          <table:table-cell table:style-name="表格3.D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8">电 <text:s/>话：[[o.partner_id.address.phone[0] ]]</text:p>
          </table:table-cell>
          <table:table-cell table:style-name="表格3.A2" office:value-type="string">
            <text:p text:style-name="P8">传真：[[o.partner_id.address.fax[0].name ]]</text:p>
          </table:table-cell>
          <table:table-cell table:style-name="表格3.A2" office:value-type="string">
            <text:p text:style-name="P8">电 <text:s/>话：</text:p>
          </table:table-cell>
          <table:table-cell table:style-name="表格3.D2" office:value-type="string">
            <text:p text:style-name="P8">传 <text:s text:c="3"/>真：</text:p>
          </table:table-cell>
        </table:table-row>
        <table:table-row>
          <table:table-cell table:style-name="表格3.A2" office:value-type="string">
            <text:p text:style-name="P8">收件人：[[o.contact_name]] <text:s text:c="8"/></text:p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>联系人：[[o.response_id.name]] </text:p>
          </table:table-cell>
          <table:table-cell table:style-name="表格3.D2" office:value-type="string">
            <text:p text:style-name="P8">业务代表：</text:p>
          </table:table-cell>
        </table:table-row>
      </table:table>
      <text:p text:style-name="P1"/>
      <text:p text:style-name="P1"><text:s/>依据贵公司在我公司订制PCB加工合同，先将合同的执行情况和应收货款统计如下，请予以查对。并请贵公司根据付款日期，办理付款事宜。多谢贵公司的大力支持与合作！ <text:s text:c="193"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H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 table:number-columns-repeated="2"/>
        <table:table-column table:style-name="表格2.R"/>
        <table:table-row table:style-name="表格2.1">
          <table:table-cell table:style-name="表格2.A1" office:value-type="string">
            <text:p text:style-name="P12">客户PO号</text:p>
          </table:table-cell>
          <table:table-cell table:style-name="表格2.A1" office:value-type="string">
            <text:p text:style-name="P12">物料编码</text:p>
          </table:table-cell>
          <table:table-cell table:style-name="表格2.A1" office:value-type="string">
            <text:p text:style-name="P12">合同号</text:p>
          </table:table-cell>
          <table:table-cell table:style-name="表格2.A1" office:value-type="string">
            <text:p text:style-name="P12">订单批次号</text:p>
          </table:table-cell>
          <table:table-cell table:style-name="表格2.A1" office:value-type="string">
            <text:p text:style-name="P12">代号</text:p>
          </table:table-cell>
          <table:table-cell table:style-name="表格2.A1" office:value-type="string">
            <text:p text:style-name="P12">档案号</text:p>
          </table:table-cell>
          <table:table-cell table:style-name="表格2.A1" office:value-type="string">
            <text:p text:style-name="P12">品名</text:p>
          </table:table-cell>
          <table:table-cell table:style-name="表格2.A1" office:value-type="string">
            <text:p text:style-name="P12">层数</text:p>
          </table:table-cell>
          <table:table-cell table:style-name="表格2.A1" office:value-type="string">
            <text:p text:style-name="P12">合同值</text:p>
          </table:table-cell>
          <table:table-cell table:style-name="表格2.A1" office:value-type="string">
            <text:p text:style-name="P12">合同数</text:p>
          </table:table-cell>
          <table:table-cell table:style-name="表格2.A1" office:value-type="string">
            <text:p text:style-name="P12">拼版</text:p>
          </table:table-cell>
          <table:table-cell table:style-name="表格2.A1" office:value-type="string">
            <text:p text:style-name="P12">单价</text:p>
          </table:table-cell>
          <table:table-cell table:style-name="表格2.A1" office:value-type="string">
            <text:p text:style-name="P12">一次性费用</text:p>
          </table:table-cell>
          <table:table-cell table:style-name="表格2.A1" office:value-type="string">
            <text:p text:style-name="P12">交货日期</text:p>
          </table:table-cell>
          <table:table-cell table:style-name="表格2.A1" office:value-type="string">
            <text:p text:style-name="P12">交货数</text:p>
          </table:table-cell>
          <table:table-cell table:style-name="表格2.A1" office:value-type="string">
            <text:p text:style-name="P12">送货单号</text:p>
          </table:table-cell>
          <table:table-cell table:style-name="表格2.A1" office:value-type="string">
            <text:p text:style-name="P12">应收金额</text:p>
          </table:table-cell>
          <table:table-cell table:style-name="表格2.R1" office:value-type="string">
            <text:p text:style-name="P12">备注</text:p>
          </table:table-cell>
        </table:table-row>
        <table:table-row table:style-name="表格2.2">
          <table:table-cell table:style-name="表格2.A2" office:value-type="string">
            <text:p text:style-name="P11">[[repeatIn(o.line_ids,'line')]]</text:p>
          </table:table-cell>
          <table:table-cell table:style-name="表格2.A2" office:value-type="string">
            <text:p text:style-name="P11">[[line.product_id.default_code]]</text:p>
          </table:table-cell>
          <table:table-cell table:style-name="表格2.A2" office:value-type="string">
            <text:p text:style-name="P11">[[line.invoice_line_id.sale_line_id.order_id.name]]</text:p>
          </table:table-cell>
          <table:table-cell table:style-name="表格2.A2" office:value-type="string">
            <text:p text:style-name="P11">[[line.invoice_line_id.sale_line_id.name]]</text:p>
          </table:table-cell>
          <table:table-cell table:style-name="表格2.A2" office:value-type="string">
            <text:p text:style-name="P11"/>
          </table:table-cell>
          <table:table-cell table:style-name="表格2.A2" office:value-type="string">
            <text:p text:style-name="P11">[[line.product_id.name]]</text:p>
          </table:table-cell>
          <table:table-cell table:style-name="表格2.A2" office:value-type="string">
            <text:p text:style-name="P11">[[line.invoice_line_id.sale_line_id.price_sheet_id.pcb_info_id.custmer_goodscode]]</text:p>
          </table:table-cell>
          <table:table-cell table:style-name="表格2.A2" office:value-type="string">
            <text:p text:style-name="P11">[[line.invoice_line_id.sale_line_id.price_sheet_id.pcb_info_id.layer_count]]</text:p>
          </table:table-cell>
          <table:table-cell table:style-name="表格2.A2" office:value-type="string">
            <text:p text:style-name="P11">[[line.invoice_line_id.sale_line_id.order_id.amount_untaxed]]</text:p>
          </table:table-cell>
          <table:table-cell table:style-name="表格2.A2" office:value-type="string">
            <text:p text:style-name="P11">[[len(line.invoice_line_id.sale_line_id.order_id.abstract_line_ids)]]</text:p>
          </table:table-cell>
          <table:table-cell table:style-name="表格2.A2" office:value-type="string">
            <text:p text:style-name="P11"/>
          </table:table-cell>
          <table:table-cell table:style-name="表格2.A2" office:value-type="string">
            <text:p text:style-name="P11">[[line.invoice_line_id.sale_line_id.price_unit]]</text:p>
          </table:table-cell>
          <table:table-cell table:style-name="表格2.A2" office:value-type="string">
            <text:p text:style-name="P11">[[line.invoice_line_id.sale_line_id.cost_once]]</text:p>
          </table:table-cell>
          <table:table-cell table:style-name="表格2.A2" office:value-type="string">
            <text:p text:style-name="P11">[[line.invoice_line_id.sale_line_id.price_sheet_id.delivery_date.split(' ')[0] ]]</text:p>
          </table:table-cell>
          <table:table-cell table:style-name="表格2.A2" office:value-type="string">
            <text:p text:style-name="P11">[[line.invoice_line_id.quantity]]</text:p>
          </table:table-cell>
          <table:table-cell table:style-name="表格2.A2" office:value-type="string">
            <text:p text:style-name="P11">[[line.invoice_line_id.picking_id.name]]</text:p>
          </table:table-cell>
          <table:table-cell table:style-name="表格2.A2" office:value-type="string">
            <text:p text:style-name="P11">[[line.invoice_line_id.price_subtotal]]</text:p>
          </table:table-cell>
          <table:table-cell table:style-name="表格2.R2" office:value-type="string">
            <text:p text:style-name="P11">[[line.invoice_line_id.note]]</text:p>
          </table:table-cell>
        </table:table-row>
        <table:table-row>
          <table:table-cell table:style-name="表格2.R2" table:number-columns-spanned="18" office:value-type="string">
            <text:p text:style-name="Table_20_Contents"><text:s text:c="85"/><text:span text:style-name="T5">本月小计金额：[[o.this_month_total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2" office:value-type="string">
            <text:p text:style-name="P9">账 <text:s text:c="2"/>龄</text:p>
          </table:table-cell>
          <table:table-cell table:style-name="表格2.R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2" office:value-type="string">
            <text:p text:style-name="Table_20_Contents">[[o.first_label]]</text:p>
          </table:table-cell>
          <table:covered-table-cell/>
          <table:table-cell table:style-name="表格2.A2" table:number-columns-spanned="2" office:value-type="string">
            <text:p text:style-name="Table_20_Contents">[[o.second_label]]</text:p>
          </table:table-cell>
          <table:covered-table-cell/>
          <table:table-cell table:style-name="表格2.A2" table:number-columns-spanned="2" office:value-type="string">
            <text:p text:style-name="Table_20_Contents">[[o.third_label]]</text:p>
          </table:table-cell>
          <table:covered-table-cell/>
          <table:table-cell table:style-name="表格2.A2" table:number-columns-spanned="2" office:value-type="string">
            <text:p text:style-name="Table_20_Contents">[[o.fourth_label]]</text:p>
          </table:table-cell>
          <table:covered-table-cell/>
          <table:table-cell table:style-name="表格2.A2" table:number-columns-spanned="2" office:value-type="string">
            <text:p text:style-name="Table_20_Contents">[[o.fifth_label]]</text:p>
          </table:table-cell>
          <table:covered-table-cell/>
          <table:table-cell table:style-name="表格2.A2" table:number-columns-spanned="2" office:value-type="string">
            <text:p text:style-name="Table_20_Contents">[[o.pre_all_label]]</text:p>
          </table:table-cell>
          <table:covered-table-cell/>
          <table:table-cell table:style-name="表格2.A2" table:number-columns-spanned="2" office:value-type="string">
            <text:p text:style-name="Table_20_Contents">已付款</text:p>
          </table:table-cell>
          <table:covered-table-cell/>
          <table:table-cell table:style-name="表格2.R2" table:number-columns-spanned="4" office:value-type="string">
            <text:p text:style-name="P4">小计金额</text:p>
          </table:table-cell>
          <table:covered-table-cell/>
          <table:covered-table-cell/>
          <table:covered-table-cell/>
        </table:table-row>
        <table:table-row>
          <table:table-cell table:style-name="表格2.A2" table:number-columns-spanned="2" office:value-type="string">
            <text:p text:style-name="Table_20_Contents">[[o.priceo.first_total]]</text:p>
          </table:table-cell>
          <table:covered-table-cell/>
          <table:table-cell table:style-name="表格2.A2" table:number-columns-spanned="2" office:value-type="string">
            <text:p text:style-name="Table_20_Contents">[[o.second_total]]</text:p>
          </table:table-cell>
          <table:covered-table-cell/>
          <table:table-cell table:style-name="表格2.A2" table:number-columns-spanned="2" office:value-type="string">
            <text:p text:style-name="Table_20_Contents">[[o.third_total]]</text:p>
          </table:table-cell>
          <table:covered-table-cell/>
          <table:table-cell table:style-name="表格2.A2" table:number-columns-spanned="2" office:value-type="string">
            <text:p text:style-name="Table_20_Contents">[[o.fourth_total]]</text:p>
          </table:table-cell>
          <table:covered-table-cell/>
          <table:table-cell table:style-name="表格2.A2" table:number-columns-spanned="2" office:value-type="string">
            <text:p text:style-name="Table_20_Contents">[[o.fifth_total]]</text:p>
          </table:table-cell>
          <table:covered-table-cell/>
          <table:table-cell table:style-name="表格2.A2" table:number-columns-spanned="2" office:value-type="string">
            <text:p text:style-name="Table_20_Contents">[[o.pre_all_total]]</text:p>
          </table:table-cell>
          <table:covered-table-cell/>
          <table:table-cell table:style-name="表格2.A2" table:number-columns-spanned="2" office:value-type="string">
            <text:p text:style-name="Table_20_Contents">[[o.paid_total]]</text:p>
          </table:table-cell>
          <table:covered-table-cell/>
          <table:table-cell table:style-name="表格2.R2" table:number-columns-spanned="4" office:value-type="string">
            <text:p text:style-name="Table_20_Contents">[[o.unpaid_total]]</text:p>
          </table:table-cell>
          <table:covered-table-cell/>
          <table:covered-table-cell/>
          <table:covered-table-cell/>
        </table:table-row>
        <table:table-row>
          <table:table-cell table:style-name="表格2.A2" table:number-columns-spanned="12" office:value-type="string">
            <text:p text:style-name="P6"><text:s/><text:span text:style-name="T4">大写人民币：[[info_convent(o.this_month_total + o.unpaid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R2" table:number-columns-spanned="6" office:value-type="string">
            <text:p text:style-name="P4">总金额：[[o.this_month_total+o.unpaid_total]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备注：</text:p>
      <text:p text:style-name="P2">1、买方在收到本对账单后如有数目问题的应5日内以书面形式发给卖方，否则视为默认该对账单的内容。</text:p>
      <text:p text:style-name="P2">2、本对账单如双方以传真件发送给对方，在双方相互确认回传后，视传真件等同原件。</text:p>
      <text:p text:style-name="P2">3、本对账单双方或未退代理人签字盖章后即时生效，具有同等于法律效力。</text:p>
      <text:p text:style-name="P2"><text:s/></text:p>
      <text:p text:style-name="P2"/>
      <text:p text:style-name="P2"/>
      <text:p text:style-name="P2">买方(盖章)： <text:s text:c="91"/>卖 <text:s text:c="3"/>方：</text:p>
      <text:p text:style-name="P2"/>
      <text:p text:style-name="P2">代表签字 ： <text:s text:c="91"/>代表签字：</text:p>
      <text:p text:style-name="P2"/>
      <text:p text:style-name="P2">日 <text:s text:c="2"/>期 ： <text:s text:c="92"/>日 <text:s text:c="3"/>期： <text:s text:c="26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6-18T10:35:48.47</meta:creation-date>
    <meta:generator>OpenOffice.org/3.3$Win32 OpenOffice.org_project/330m20$Build-9567</meta:generator>
    <dc:date>2013-05-11T18:03:59.81</dc:date>
    <meta:editing-duration>P1DT12H28M9S</meta:editing-duration>
    <meta:editing-cycles>332</meta:editing-cycles>
    <dc:creator>wang sheng wang</dc:creator>
    <meta:document-statistic meta:table-count="3" meta:image-count="0" meta:object-count="0" meta:page-count="1" meta:paragraph-count="81" meta:word-count="262" meta:character-count="2705"/>
  </office:meta>
</office:document-meta>
</file>